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59.06mm"/>
    </style:style>
    <style:style style:name="co7" style:family="table-column">
      <style:table-column-properties fo:break-before="auto" style:column-width="62.87mm"/>
    </style:style>
    <style:style style:name="co8" style:family="table-column">
      <style:table-column-properties fo:break-before="auto" style:column-width="49.18mm"/>
    </style:style>
    <style:style style:name="co9" style:family="table-column">
      <style:table-column-properties fo:break-before="auto" style:column-width="18.5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42.16mm" fo:break-before="auto" style:use-optimal-row-height="false"/>
    </style:style>
    <style:style style:name="ro6" style:family="table-row">
      <style:table-row-properties style:row-height="14.73mm" fo:break-before="auto" style:use-optimal-row-height="true"/>
    </style:style>
    <style:style style:name="ro7" style:family="table-row">
      <style:table-row-properties style:row-height="19.47mm" fo:break-before="auto" style:use-optimal-row-height="true"/>
    </style:style>
    <style:style style:name="ro8" style:family="table-row">
      <style:table-row-properties style:row-height="33.07mm" fo:break-before="auto" style:use-optimal-row-height="false"/>
    </style:style>
    <style:style style:name="ro9" style:family="table-row">
      <style:table-row-properties style:row-height="37.31mm" fo:break-before="auto" style:use-optimal-row-height="false"/>
    </style:style>
    <style:style style:name="ro10" style:family="table-row">
      <style:table-row-properties style:row-height="39.42mm" fo:break-before="auto" style:use-optimal-row-height="false"/>
    </style:style>
    <style:style style:name="ro11" style:family="table-row">
      <style:table-row-properties style:row-height="44.19mm" fo:break-before="auto" style:use-optimal-row-height="false"/>
    </style:style>
    <style:style style:name="ro12" style:family="table-row">
      <style:table-row-properties style:row-height="50.01mm" fo:break-before="auto" style:use-optimal-row-height="false"/>
    </style:style>
    <style:style style:name="ro13" style:family="table-row">
      <style:table-row-properties style:row-height="25.93mm" fo:break-before="auto" style:use-optimal-row-height="false"/>
    </style:style>
    <style:style style:name="ro14" style:family="table-row">
      <style:table-row-properties style:row-height="5.12mm" fo:break-before="auto" style:use-optimal-row-height="true"/>
    </style:style>
    <style:style style:name="ta1" style:family="table" style:master-page-name="PageStyle_5f_Feature_20__23__20_Test_20_Case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Calibri" style:font-name-complex="Calibri"/>
    </style:style>
    <style:style style:name="ce16" style:family="table-cell" style:parent-style-name="Default">
      <style:table-cell-properties fo:background-color="#72bf4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72bf4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T1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2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="Calibri" style:font-name-complex="Calibri" style:font-size-asian="11pt" style:font-size-complex="11pt" style:font-weight-asian="bold" style:font-weight-complex="bold" style:font-style-asian="normal" fo:color="#000000"/>
    </style:style>
    <style:style style:name="T5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="Calibri" style:font-name-complex="Calibri" style:font-size-asian="11pt" style:font-size-complex="11pt" style:font-style-asian="normal" fo:color="#000000" fo:font-weight="normal" style:font-weight-asian="normal" style:font-weight-complex="normal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style:font-style-complex="normal" style:font-style-asian="normal" style:font-weight-complex="normal" style:font-weight-asian="normal" style:font-size-complex="11pt" style:font-size-asian="11pt" style:font-name-complex="Calibri" fo:text-shadow="none" style:text-position="0% 100%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9" style:family="text">
      <style:text-properties fo:color="#000000" style:text-position="0% 100%" style:font-style-asian="normal" style:font-weight-complex="bold" style:font-weight-asian="bold" style:font-size-complex="11pt" style:font-size-asian="11pt" style:font-name-complex="Calibri" fo:text-shadow="none" style:font-name="Calibri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0" style:family="text">
      <style:text-properties fo:color="#000000" style:text-position="0% 100%" style:font-style-asian="normal" style:font-size-complex="11pt" style:font-size-asian="11pt" style:font-name-complex="Calibri" fo:text-shadow="none" style:font-name="Calibri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11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name="Calibri"/>
    </style:style>
    <style:style style:name="T12" style:family="text">
      <style:text-properties style:font-style-complex="normal" fo:text-shadow="none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name="Calibri" fo:font-weight="normal" style:font-weight-asian="normal" style:font-weight-complex="normal"/>
    </style:style>
    <style:style style:name="T13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5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16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7" style:family="text">
      <style:text-properties fo:text-shadow="none" fo:color="#000000" style:font-style-asian="normal" style:font-weight-complex="bold" style:font-weight-asian="bold" style:font-size-complex="11pt" style:font-size-asian="11pt" style:font-name-complex="Calibri" style:font-style-complex="normal" style:text-position="0% 100%" style:text-outline="false" fo:font-style="normal" style:text-line-through-type="none" style:text-underline-style="none" style:text-underline-color="font-color" fo:font-weight="bold" fo:font-size="11pt" style:font-name="Calibri"/>
    </style:style>
    <style:style style:name="T18" style:family="text">
      <style:text-properties fo:text-shadow="none" fo:color="#000000" style:font-style-asian="normal" style:font-size-complex="11pt" style:font-size-asian="11pt" style:font-name-complex="Calibri" style:font-style-complex="normal" style:text-position="0% 100%" style:text-outline="false" fo:font-style="normal" style:text-line-through-type="none" style:text-underline-style="none" style:text-underline-color="font-color" fo:font-size="11pt" style:font-name="Calibri" fo:font-weight="normal" style:font-weight-asian="normal" style:font-weight-complex="normal"/>
    </style:style>
    <style:style style:name="T19" style:family="text">
      <style:text-properties fo:color="#000000" fo:text-shadow="none" style:font-style-asian="normal" style:font-weight-complex="bold" style:font-weight-asian="bold" style:font-size-complex="11pt" style:font-size-asian="11pt" style:font-name-complex="Calibri" style:font-name="Calibri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20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style:text-position="0% 100%" style:font-style-complex="normal" style:font-name-complex="Calibri" style:font-size-asian="11pt" style:font-size-complex="11pt" style:font-weight-asian="bold" style:font-weight-complex="bold" style:font-style-asian="normal" fo:text-shadow="none"/>
    </style:style>
    <style:style style:name="T21" style:family="text">
      <style:text-properties fo:color="#000000" style:font-name="Calibri" fo:font-size="11pt" style:text-underline-style="none" style:text-underline-color="font-color" style:text-line-through-type="none" fo:font-style="normal" style:text-outline="false" style:text-position="0% 100%" style:font-style-complex="normal" style:font-name-complex="Calibri" style:font-size-asian="11pt" style:font-size-complex="11pt" style:font-style-asian="normal" fo:text-shadow="none" fo:font-weight="normal" style:font-weight-asian="normal" style:font-weight-complex="normal"/>
    </style:style>
    <style:style style:name="T22" style:family="text">
      <style:text-properties fo:text-shadow="none" fo:color="#000000" fo:font-size="11pt" fo:font-weight="bold" style:text-underline-style="none" style:text-underline-color="font-color" style:text-line-through-type="none" fo:font-style="normal" style:text-outline="false" style:text-position="0% 100%" style:font-style-complex="normal" style:font-name-complex="Calibri" style:font-size-asian="11pt" style:font-size-complex="11pt" style:font-weight-asian="bold" style:font-weight-complex="bold" style:font-style-asian="normal" style:font-name="Calibri"/>
    </style:style>
    <style:style style:name="T23" style:family="text">
      <style:text-properties fo:text-shadow="none" fo:color="#000000" fo:font-size="11pt" style:text-underline-style="none" style:text-underline-color="font-color" style:text-line-through-type="none" fo:font-style="normal" style:text-outline="false" style:text-position="0% 100%" style:font-style-complex="normal" style:font-name-complex="Calibri" style:font-size-asian="11pt" style:font-size-complex="11pt" style:font-style-asian="normal" style:font-name="Calibri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10 Test Ca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20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8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float" office:value="10.01" calcext:value-type="float" table:number-columns-spanned="1" table:number-rows-spanned="4">
            <text:p>10.01</text:p>
          </table:table-cell>
          <table:table-cell table:style-name="ce8" office:value-type="string" calcext:value-type="string" table:number-columns-spanned="1" table:number-rows-spanned="4">
            <text:p>Teacher starts program, robot begins face detection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presses button</text:span></text:p>
            <text:p><text:span text:style-name="T3"/></text:p>
            <text:p><text:span text:style-name="T1">When: </text:span><text:span text:style-name="T2">Button starts script</text:span></text:p>
            <text:p><text:span text:style-name="T3"/></text:p>
            <text:p><text:span text:style-name="T4">Then: </text:span><text:span text:style-name="T5">Script starts face detection</text:span></text:p>
            <text:p><text:span text:style-name="T6"/></text:p>
            <text:p><text:span text:style-name="T3">Prerequisite: </text:span></text:p>
            <text:p><text:span text:style-name="T7">UI Button</text:span></text:p>
            <text:p><text:span text:style-name="T8">Robot connected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Button is pressed</text:p>
          </table:table-cell>
          <table:table-cell table:style-name="ce14" office:value-type="string" calcext:value-type="string">
            <text:p>Button sends input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Button runs script</text:p>
          </table:table-cell>
          <table:table-cell table:style-name="ce14" office:value-type="string" calcext:value-type="string">
            <text:p>Button starts the script as normal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cript runs through</text:p>
          </table:table-cell>
          <table:table-cell table:style-name="ce14" office:value-type="string" calcext:value-type="string">
            <text:p>Script begins and runs as normal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Facial detection starts</text:p>
          </table:table-cell>
          <table:table-cell table:style-name="ce14" office:value-type="string" calcext:value-type="string">
            <text:p>Facial detection begins and recognises the first face in view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6">
          <table:table-cell/>
          <table:table-cell table:style-name="ce5" office:value-type="float" office:value="10.02" calcext:value-type="float" table:number-columns-spanned="1" table:number-rows-spanned="4">
            <text:p>10.02</text:p>
          </table:table-cell>
          <table:table-cell table:style-name="ce8" office:value-type="string" calcext:value-type="string" table:number-columns-spanned="1" table:number-rows-spanned="4">
            <text:p>Facial detection detects face, begins say boxes</text:p>
          </table:table-cell>
          <table:table-cell table:style-name="ce8" office:value-type="string" calcext:value-type="string" table:number-columns-spanned="1" table:number-rows-spanned="4">
            <text:p><text:span text:style-name="T4">Given: </text:span><text:span text:style-name="T5">Facial detection starts</text:span></text:p>
            <text:p><text:span text:style-name="T5"/></text:p>
            <text:p><text:span text:style-name="T9">When: </text:span><text:span text:style-name="T10">Detection spots face</text:span></text:p>
            <text:p><text:span text:style-name="T3"/></text:p>
            <text:p><text:span text:style-name="T1">Then: </text:span><text:span text:style-name="T2">Proceeds to Say boxes</text:span></text:p>
            <text:p><text:span text:style-name="T6"/></text:p>
            <text:p><text:span text:style-name="T3">Prerequisite: </text:span></text:p>
            <text:p><text:span text:style-name="T7">Script running</text:span></text:p>
            <text:p><text:span text:style-name="T8">Robot connected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Facial detection starts</text:p>
          </table:table-cell>
          <table:table-cell table:style-name="ce14" office:value-type="string" calcext:value-type="string">
            <text:p>Facial detection begins and robot starts scanning for a face</text:p>
          </table:table-cell>
          <table:table-cell table:style-name="ce15" office:value-type="string" calcext:value-type="string">
            <text:p>Facial detection begins and robot starts scanning for a face</text:p>
          </table:table-cell>
          <table:table-cell table:style-name="ce16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Robot detects face</text:p>
          </table:table-cell>
          <table:table-cell table:style-name="ce14" office:value-type="string" calcext:value-type="string">
            <text:p>Robot detects a face and runs to next logic box</text:p>
          </table:table-cell>
          <table:table-cell table:style-name="ce15" office:value-type="string" calcext:value-type="string">
            <text:p>Robot detects a face and runs to next logic box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box begins to speak</text:p>
          </table:table-cell>
          <table:table-cell table:style-name="ce14" office:value-type="string" calcext:value-type="string">
            <text:p>Say box begins to speak, saying, “Hello! What is your name?”</text:p>
          </table:table-cell>
          <table:table-cell table:style-name="ce15" office:value-type="string" calcext:value-type="string">
            <text:p>Say box begins to speak, saying, “Hello! What is your name?”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Robot speaks and leads to wait box, and program continues</text:p>
          </table:table-cell>
          <table:table-cell table:style-name="ce14" office:value-type="string" calcext:value-type="string">
            <text:p>Robot speaks out what is in the say box, then waits three (3) seconds.</text:p>
          </table:table-cell>
          <table:table-cell table:style-name="ce15" office:value-type="string" calcext:value-type="string">
            <text:p>Robot speaks out what is in the say box, then waits three (3) seconds.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7">
          <table:table-cell/>
          <table:table-cell table:style-name="ce5" office:value-type="float" office:value="10.03" calcext:value-type="float" table:number-columns-spanned="1" table:number-rows-spanned="4">
            <text:p>10.03</text:p>
          </table:table-cell>
          <table:table-cell table:style-name="ce8" office:value-type="string" calcext:value-type="string" table:number-columns-spanned="1" table:number-rows-spanned="4">
            <text:p>Robot speaks introduction, and begin touch recognition on the head.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Robot is speaking</text:span></text:p>
            <text:p><text:span text:style-name="T3"/></text:p>
            <text:p><text:span text:style-name="T1">When: </text:span><text:span text:style-name="T2">Touch button on head</text:span></text:p>
            <text:p><text:span text:style-name="T3"/></text:p>
            <text:p><text:span text:style-name="T1">Then: </text:span><text:span text:style-name="T2">Recognises input</text:span></text:p>
            <text:p><text:span text:style-name="T6"/></text:p>
            <text:p><text:span text:style-name="T3">Prerequisite: </text:span></text:p>
            <text:p><text:span text:style-name="T7">Script running</text:span></text:p>
            <text:p><text:span text:style-name="T8">Robot connected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ay box is running</text:p>
          </table:table-cell>
          <table:table-cell table:style-name="ce14" office:value-type="string" calcext:value-type="string">
            <text:p>Robot speaks dialogue about how to play the game and what the participant should do</text:p>
          </table:table-cell>
          <table:table-cell table:style-name="ce15" office:value-type="string" calcext:value-type="string">
            <text:p>Robot speaks dialogue about how to play the game and what the participant should do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Robot starts detecting touch on head</text:p>
          </table:table-cell>
          <table:table-cell table:style-name="ce14" office:value-type="string" calcext:value-type="string">
            <text:p>Robot begins searching for a touch input on the top of its head and waits</text:p>
          </table:table-cell>
          <table:table-cell table:style-name="ce15" office:value-type="string" calcext:value-type="string">
            <text:p>Robot begins searching for a touch input on the top of its head and waits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Touch a button on head</text:p>
          </table:table-cell>
          <table:table-cell table:style-name="ce14" office:value-type="string" calcext:value-type="string">
            <text:p>Button is pressed and it runs through script to begin next step</text:p>
          </table:table-cell>
          <table:table-cell table:style-name="ce15" office:value-type="string" calcext:value-type="string">
            <text:p>Button is pressed and it runs through script to begin next step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Registers input and runs through script as normal</text:p>
          </table:table-cell>
          <table:table-cell table:style-name="ce14" office:value-type="string" calcext:value-type="string">
            <text:p>Robot begins next logic of script and starts recording from its microphone</text:p>
          </table:table-cell>
          <table:table-cell table:style-name="ce15" office:value-type="string" calcext:value-type="string">
            <text:p>Robot begins next logic of script and starts recording from its microphon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table-cell table:style-name="ce5" office:value-type="float" office:value="10.04" calcext:value-type="float" table:number-columns-spanned="1" table:number-rows-spanned="4">
            <text:p>10.04</text:p>
          </table:table-cell>
          <table:table-cell table:style-name="ce8" office:value-type="string" calcext:value-type="string" table:number-columns-spanned="1" table:number-rows-spanned="4">
            <text:p>Touch recognition triggered, begins recording Statement 1 for ten (10) seconds until head button cancels</text:p>
          </table:table-cell>
          <table:table-cell table:style-name="ce8" office:value-type="string" calcext:value-type="string" table:number-columns-spanned="1" table:number-rows-spanned="4">
            <text:p><text:span text:style-name="T11">Given: </text:span><text:span text:style-name="T12">Touch button reads input</text:span></text:p>
            <text:p><text:span text:style-name="T3"/></text:p>
            <text:p><text:span text:style-name="T11">When: </text:span><text:span text:style-name="T12">Robot starts recording</text:span></text:p>
            <text:p><text:span text:style-name="T3"/></text:p>
            <text:p><text:span text:style-name="T11">Then: </text:span><text:span text:style-name="T12">Touch button waits to cancel recording, or until ten seconds have passed</text:span></text:p>
            <text:p><text:span text:style-name="T6"/></text:p>
            <text:p><text:span text:style-name="T3">Prerequisite: </text:span></text:p>
            <text:p><text:span text:style-name="T7">Script running</text:span></text:p>
            <text:p><text:span text:style-name="T8">Robot connected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Touch button waits for input from user</text:p>
          </table:table-cell>
          <table:table-cell table:style-name="ce14" office:value-type="string" calcext:value-type="string">
            <text:p>Touch button awaits input, not advancing until pressed</text:p>
          </table:table-cell>
          <table:table-cell table:style-name="ce15" office:value-type="string" calcext:value-type="string">
            <text:p>Touch button awaits input, not advancing until pressed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Touch button recognises input and starts recording Statement 1</text:p>
          </table:table-cell>
          <table:table-cell table:style-name="ce14" office:value-type="string" calcext:value-type="string">
            <text:p>Touch recognises input and the robot records from its front microphone</text:p>
          </table:table-cell>
          <table:table-cell table:style-name="ce15" office:value-type="string" calcext:value-type="string">
            <text:p>Touch recognises input and the robot records from its front microphon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Records and speaks for 10 seconds or until head button touched again</text:p>
          </table:table-cell>
          <table:table-cell table:style-name="ce14" office:value-type="string" calcext:value-type="string">
            <text:p>Robot records everything spoken in front of it until head touched again</text:p>
          </table:table-cell>
          <table:table-cell table:style-name="ce15" office:value-type="string" calcext:value-type="string">
            <text:p>Robot records everything spoken in front of it until head touched again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Head button touched and stops recording, storing the recording</text:p>
          </table:table-cell>
          <table:table-cell table:style-name="ce14" office:value-type="string" calcext:value-type="string">
            <text:p>Robot begins next logic of script and starts recording from its microphone</text:p>
          </table:table-cell>
          <table:table-cell table:style-name="ce15" office:value-type="string" calcext:value-type="string">
            <text:p>Robot begins next logic of script and starts recording from its microphon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table-cell table:style-name="ce5" office:value-type="float" office:value="10.05" calcext:value-type="float" table:number-columns-spanned="1" table:number-rows-spanned="4">
            <text:p>10.05</text:p>
          </table:table-cell>
          <table:table-cell table:style-name="ce8" office:value-type="string" calcext:value-type="string" table:number-columns-spanned="1" table:number-rows-spanned="4">
            <text:p>Touch recognition triggered, begins recording Statement 2 for ten (10) seconds until head button cancels</text:p>
          </table:table-cell>
          <table:table-cell table:style-name="ce8" office:value-type="string" calcext:value-type="string" table:number-columns-spanned="1" table:number-rows-spanned="4">
            <text:p><text:span text:style-name="T11">Given: </text:span><text:span text:style-name="T12">Touch button reads input</text:span></text:p>
            <text:p><text:span text:style-name="T3"/></text:p>
            <text:p><text:span text:style-name="T11">When: </text:span><text:span text:style-name="T12">Robot starts recording</text:span></text:p>
            <text:p><text:span text:style-name="T3"/></text:p>
            <text:p><text:span text:style-name="T11">Then: </text:span><text:span text:style-name="T12">Touch button waits to cancel recording, or until ten seconds have passed</text:span></text:p>
            <text:p><text:span text:style-name="T6"/></text:p>
            <text:p><text:span text:style-name="T3">Prerequisite: </text:span></text:p>
            <text:p><text:span text:style-name="T7">Script running</text:span></text:p>
            <text:p><text:span text:style-name="T8">Robot connected</text:span></text:p>
            <text:p><text:span text:style-name="T13">Statement 1 recorded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Touch button waits for input from user</text:p>
          </table:table-cell>
          <table:table-cell table:style-name="ce14" office:value-type="string" calcext:value-type="string">
            <text:p>Touch button awaits input, not advancing until pressed</text:p>
          </table:table-cell>
          <table:table-cell table:style-name="ce15" office:value-type="string" calcext:value-type="string">
            <text:p>Touch button awaits input, not advancing until pressed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Touch button recognises input and starts recording Statement 2</text:p>
          </table:table-cell>
          <table:table-cell table:style-name="ce14" office:value-type="string" calcext:value-type="string">
            <text:p>Touch recognises input and the robot records from its front microphone</text:p>
          </table:table-cell>
          <table:table-cell table:style-name="ce15" office:value-type="string" calcext:value-type="string">
            <text:p>Touch recognises input and the robot records from its front microphon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Records and speaks for 10 seconds or until head button touched again</text:p>
          </table:table-cell>
          <table:table-cell table:style-name="ce14" office:value-type="string" calcext:value-type="string">
            <text:p>Robot records everything spoken in front of it until head touched again</text:p>
          </table:table-cell>
          <table:table-cell table:style-name="ce15" office:value-type="string" calcext:value-type="string">
            <text:p>Robot records everything spoken in front of it until head touched again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Head button touched and stops recording, storing the recording</text:p>
          </table:table-cell>
          <table:table-cell table:style-name="ce14" office:value-type="string" calcext:value-type="string">
            <text:p>Robot begins next logic of script and starts recording from its microphone</text:p>
          </table:table-cell>
          <table:table-cell table:style-name="ce15" office:value-type="string" calcext:value-type="string">
            <text:p>Robot begins next logic of script and starts recording from its microphon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table-cell table:style-name="ce5" office:value-type="float" office:value="10.06" calcext:value-type="float" table:number-columns-spanned="1" table:number-rows-spanned="4">
            <text:p>10.06</text:p>
          </table:table-cell>
          <table:table-cell table:style-name="ce8" office:value-type="string" calcext:value-type="string" table:number-columns-spanned="1" table:number-rows-spanned="4">
            <text:p>Touch recognition triggered, begins recording Statement 3 for ten (10) seconds until head button cancels</text:p>
          </table:table-cell>
          <table:table-cell table:style-name="ce8" office:value-type="string" calcext:value-type="string" table:number-columns-spanned="1" table:number-rows-spanned="4">
            <text:p><text:span text:style-name="T11">Given: </text:span><text:span text:style-name="T12">Touch button reads input</text:span></text:p>
            <text:p><text:span text:style-name="T3"/></text:p>
            <text:p><text:span text:style-name="T11">When: </text:span><text:span text:style-name="T12">Robot starts recording</text:span></text:p>
            <text:p><text:span text:style-name="T3"/></text:p>
            <text:p><text:span text:style-name="T11">Then: </text:span><text:span text:style-name="T12">Touch button waits to cancel recording, or until ten seconds have passed</text:span></text:p>
            <text:p><text:span text:style-name="T6"/></text:p>
            <text:p><text:span text:style-name="T3">Prerequisite: </text:span></text:p>
            <text:p><text:span text:style-name="T7">Script running</text:span></text:p>
            <text:p><text:span text:style-name="T8">Robot connected</text:span></text:p>
            <text:p><text:span text:style-name="T13">Statement 1 recorded</text:span></text:p>
            <text:p><text:span text:style-name="T14">Statement 2 recorded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Touch button waits for input from user</text:p>
          </table:table-cell>
          <table:table-cell table:style-name="ce14" office:value-type="string" calcext:value-type="string">
            <text:p>Touch button awaits input, not advancing until pressed</text:p>
          </table:table-cell>
          <table:table-cell table:style-name="ce15" office:value-type="string" calcext:value-type="string">
            <text:p>Touch button awaits input, not advancing until pressed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Touch button recognises input and starts recording Statement 3</text:p>
          </table:table-cell>
          <table:table-cell table:style-name="ce14" office:value-type="string" calcext:value-type="string">
            <text:p>Touch recognises input and the robot records from its front microphone</text:p>
          </table:table-cell>
          <table:table-cell table:style-name="ce15" office:value-type="string" calcext:value-type="string">
            <text:p>Touch recognises input and the robot records from its front microphon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Records and speaks for 10 seconds or until head button touched again</text:p>
          </table:table-cell>
          <table:table-cell table:style-name="ce14" office:value-type="string" calcext:value-type="string">
            <text:p>Robot records everything spoken in front of it until head touched again</text:p>
          </table:table-cell>
          <table:table-cell table:style-name="ce15" office:value-type="string" calcext:value-type="string">
            <text:p>Robot records everything spoken in front of it until head touched again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9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Head button touched and stops recording, storing the recording</text:p>
          </table:table-cell>
          <table:table-cell table:style-name="ce14" office:value-type="string" calcext:value-type="string">
            <text:p>Robot begins next logic of script and starts recording from its microphone</text:p>
          </table:table-cell>
          <table:table-cell table:style-name="ce15" office:value-type="string" calcext:value-type="string">
            <text:p>Robot begins next logic of script and starts recording from its microphon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table-cell table:style-name="ce5" office:value-type="float" office:value="10.07" calcext:value-type="float" table:number-columns-spanned="1" table:number-rows-spanned="4">
            <text:p>10.07</text:p>
          </table:table-cell>
          <table:table-cell table:style-name="ce8" office:value-type="string" calcext:value-type="string" table:number-columns-spanned="1" table:number-rows-spanned="4">
            <text:p>Stored data from Statement 1 is tramsitted to robot, robot plays the recorded segment, and deleted after behaviour is stopped</text:p>
          </table:table-cell>
          <table:table-cell table:style-name="ce8" office:value-type="string" calcext:value-type="string" table:number-columns-spanned="1" table:number-rows-spanned="4">
            <text:p><text:span text:style-name="T15">Given: </text:span><text:span text:style-name="T16">Stored data is called from Statement 1</text:span></text:p>
            <text:p><text:span text:style-name="T3"/></text:p>
            <text:p><text:span text:style-name="T15">When: </text:span><text:span text:style-name="T16">Robot takes data from Statement 1</text:span></text:p>
            <text:p><text:span text:style-name="T3"/></text:p>
            <text:p><text:span text:style-name="T1">Then: </text:span><text:span text:style-name="T2">Recording is replayed and deleted after behaviour is stopped</text:span></text:p>
            <text:p><text:span text:style-name="T6"/></text:p>
            <text:p><text:span text:style-name="T3">Prerequisite: </text:span></text:p>
            <text:p><text:span text:style-name="T7">Script running</text:span></text:p>
            <text:p><text:span text:style-name="T8">Robot connected</text:span></text:p>
            <text:p><text:span text:style-name="T13">Recording stored from previous logic steps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tatement 1 data is called from previous logic</text:p>
          </table:table-cell>
          <table:table-cell table:style-name="ce14" office:value-type="string" calcext:value-type="string">
            <text:p>Store data from Statement 1 variable takes data</text:p>
          </table:table-cell>
          <table:table-cell table:style-name="ce15" office:value-type="string" calcext:value-type="string">
            <text:p>Store data from Statement 1 variable takes data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Data is trasmitted to the robot</text:p>
          </table:table-cell>
          <table:table-cell table:style-name="ce14" office:value-type="string" calcext:value-type="string">
            <text:p>Store data is given to the play button to replay</text:p>
          </table:table-cell>
          <table:table-cell table:style-name="ce15" office:value-type="string" calcext:value-type="string">
            <text:p>Store data is given to the play button to replay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Robot replays the recording</text:p>
          </table:table-cell>
          <table:table-cell table:style-name="ce14" office:value-type="string" calcext:value-type="string">
            <text:p>Robot plays the recording through its speakers</text:p>
          </table:table-cell>
          <table:table-cell table:style-name="ce15" office:value-type="string" calcext:value-type="string">
            <text:p>Robot plays the recording through its speakers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0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File deleted after behaviour is stopped</text:p>
          </table:table-cell>
          <table:table-cell table:style-name="ce14" office:value-type="string" calcext:value-type="string">
            <text:p>Script keeps running, and once behaviour ends, data is deleted to make room</text:p>
          </table:table-cell>
          <table:table-cell table:style-name="ce15" office:value-type="string" calcext:value-type="string">
            <text:p>Script keeps running, and once behaviour ends, data is deleted to make room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table-cell table:style-name="ce5" office:value-type="float" office:value="10.08" calcext:value-type="float" table:number-columns-spanned="1" table:number-rows-spanned="4">
            <text:p>10.08</text:p>
          </table:table-cell>
          <table:table-cell table:style-name="ce8" office:value-type="string" calcext:value-type="string" table:number-columns-spanned="1" table:number-rows-spanned="4">
            <text:p>Stored data from Statement 2 is tramsitted to robot, robot plays the recorded segment, and deleted after behaviour is stopped</text:p>
          </table:table-cell>
          <table:table-cell table:style-name="ce8" office:value-type="string" calcext:value-type="string" table:number-columns-spanned="1" table:number-rows-spanned="4">
            <text:p><text:span text:style-name="T15">Given: </text:span><text:span text:style-name="T16">Stored data is called from Statement 2</text:span></text:p>
            <text:p><text:span text:style-name="T3"/></text:p>
            <text:p><text:span text:style-name="T15">When: </text:span><text:span text:style-name="T16">Robot takes data from Statement 2</text:span></text:p>
            <text:p><text:span text:style-name="T3"/></text:p>
            <text:p><text:span text:style-name="T1">Then: </text:span><text:span text:style-name="T2">Recording is replayed and deleted after behaviour is stopped</text:span></text:p>
            <text:p><text:span text:style-name="T6"/></text:p>
            <text:p><text:span text:style-name="T3">Prerequisite: </text:span></text:p>
            <text:p><text:span text:style-name="T7">Script running</text:span></text:p>
            <text:p><text:span text:style-name="T8">Robot connected</text:span></text:p>
            <text:p><text:span text:style-name="T13">Recording stored from previous logic steps</text:span></text:p>
            <text:p><text:span text:style-name="T14">Statement 1 recording played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tatement 2 data is called from previous logic</text:p>
          </table:table-cell>
          <table:table-cell table:style-name="ce14" office:value-type="string" calcext:value-type="string">
            <text:p>Store data from Statement 2 variable takes data</text:p>
          </table:table-cell>
          <table:table-cell table:style-name="ce15" office:value-type="string" calcext:value-type="string">
            <text:p>Store data from Statement 2 variable takes data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Data is trasmitted to the robot</text:p>
          </table:table-cell>
          <table:table-cell table:style-name="ce14" office:value-type="string" calcext:value-type="string">
            <text:p>Store data is given to the play button to replay</text:p>
          </table:table-cell>
          <table:table-cell table:style-name="ce15" office:value-type="string" calcext:value-type="string">
            <text:p>Store data is given to the play button to replay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Robot replays the recording</text:p>
          </table:table-cell>
          <table:table-cell table:style-name="ce14" office:value-type="string" calcext:value-type="string">
            <text:p>Robot plays the recording through its speakers</text:p>
          </table:table-cell>
          <table:table-cell table:style-name="ce15" office:value-type="string" calcext:value-type="string">
            <text:p>Robot plays the recording through its speakers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File deleted after behaviour is stopped</text:p>
          </table:table-cell>
          <table:table-cell table:style-name="ce14" office:value-type="string" calcext:value-type="string">
            <text:p>Script keeps running, and once behaviour ends, data is deleted to make room</text:p>
          </table:table-cell>
          <table:table-cell table:style-name="ce15" office:value-type="string" calcext:value-type="string">
            <text:p>Script keeps running, and once behaviour ends, data is deleted to make room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table-cell table:style-name="ce5" office:value-type="float" office:value="10.09" calcext:value-type="float" table:number-columns-spanned="1" table:number-rows-spanned="4">
            <text:p>10.09</text:p>
          </table:table-cell>
          <table:table-cell table:style-name="ce8" office:value-type="string" calcext:value-type="string" table:number-columns-spanned="1" table:number-rows-spanned="4">
            <text:p>Stored data from Statement 3 is tramsitted to robot, robot plays the recorded segment, and deleted after behaviour is stopped, able to repeat by touching head</text:p>
          </table:table-cell>
          <table:table-cell table:style-name="ce8" office:value-type="string" calcext:value-type="string" table:number-columns-spanned="1" table:number-rows-spanned="4">
            <text:p><text:span text:style-name="T15">Given: </text:span><text:span text:style-name="T16">Stored data is called from Statement 3</text:span></text:p>
            <text:p><text:span text:style-name="T3"/></text:p>
            <text:p><text:span text:style-name="T15">When: </text:span><text:span text:style-name="T16">Robot takes data from Statement 3</text:span></text:p>
            <text:p><text:span text:style-name="T3"/></text:p>
            <text:p><text:span text:style-name="T1">Then: </text:span><text:span text:style-name="T2">Recording is replayed and deleted after behaviour is stopped</text:span></text:p>
            <text:p><text:span text:style-name="T6"/></text:p>
            <text:p><text:span text:style-name="T3">Prerequisite: </text:span></text:p>
            <text:p><text:span text:style-name="T7">Script running</text:span></text:p>
            <text:p><text:span text:style-name="T8">Robot connected</text:span></text:p>
            <text:p><text:span text:style-name="T13">Recording stored from previous logic steps</text:span></text:p>
            <text:p><text:span text:style-name="T14">Statement 1 recording played</text:span></text:p>
            <text:p><text:span text:style-name="T6">Statement 2 recording played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tatement 3 data is called from previous logic</text:p>
          </table:table-cell>
          <table:table-cell table:style-name="ce14" office:value-type="string" calcext:value-type="string">
            <text:p>Store data from Statement 3 variable takes data</text:p>
          </table:table-cell>
          <table:table-cell table:style-name="ce15" office:value-type="string" calcext:value-type="string">
            <text:p>Store data from Statement 3 variable takes data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Data is trasmitted to the robot</text:p>
          </table:table-cell>
          <table:table-cell table:number-columns-repeated="2" table:style-name="ce15" office:value-type="string" calcext:value-type="string">
            <text:p>Store data is given to the play button to replay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Robot replays the recording</text:p>
          </table:table-cell>
          <table:table-cell table:style-name="ce14" office:value-type="string" calcext:value-type="string">
            <text:p>Robot plays the recording through its speakers</text:p>
          </table:table-cell>
          <table:table-cell table:style-name="ce15" office:value-type="string" calcext:value-type="string">
            <text:p>Robot plays the recording through its speakers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2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File deleted after behaviour is stopped, able to repeat all three Statements by touching head</text:p>
          </table:table-cell>
          <table:table-cell table:style-name="ce14" office:value-type="string" calcext:value-type="string">
            <text:p>Script keeps running and gives the option to repeat by touching the head, and once behaviour ends, data is deleted to make room</text:p>
          </table:table-cell>
          <table:table-cell table:style-name="ce15" office:value-type="string" calcext:value-type="string">
            <text:p>Script keeps running and gives the option to repeat by touching the head, and once behaviour ends, data is deleted to make room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table-cell table:style-name="ce5" office:value-type="float" office:value="10.1" calcext:value-type="float" table:number-columns-spanned="1" table:number-rows-spanned="4">
            <text:p>10.1</text:p>
          </table:table-cell>
          <table:table-cell table:style-name="ce8" office:value-type="string" calcext:value-type="string" table:number-columns-spanned="1" table:number-rows-spanned="4">
            <text:p>Touch recognition triggered with two head buttons at once</text:p>
          </table:table-cell>
          <table:table-cell table:style-name="ce8" office:value-type="string" calcext:value-type="string" table:number-columns-spanned="1" table:number-rows-spanned="4">
            <text:p><text:span text:style-name="T11">Given: </text:span><text:span text:style-name="T12">Touch button reads input</text:span></text:p>
            <text:p><text:span text:style-name="T3"/></text:p>
            <text:p><text:span text:style-name="T15">When: </text:span><text:span text:style-name="T16">Touch button reads input again</text:span></text:p>
            <text:p><text:span text:style-name="T3"/></text:p>
            <text:p><text:span text:style-name="T11">Then: </text:span><text:span text:style-name="T12">Touch button doesn’t recognise either one or both, or recognises both.</text:span></text:p>
            <text:p><text:span text:style-name="T6"/></text:p>
            <text:p><text:span text:style-name="T3">Prerequisite: </text:span></text:p>
            <text:p><text:span text:style-name="T7">Script running</text:span></text:p>
            <text:p><text:span text:style-name="T8">Robot connected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Touch button waits for input from user</text:p>
          </table:table-cell>
          <table:table-cell table:style-name="ce14" office:value-type="string" calcext:value-type="string">
            <text:p>Touch button awaits input, not advancing until pressed</text:p>
          </table:table-cell>
          <table:table-cell table:style-name="ce15" office:value-type="string" calcext:value-type="string">
            <text:p>Touch button awaits input, not advancing until pressed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Touch button recognises input and starts sending a signal</text:p>
          </table:table-cell>
          <table:table-cell table:style-name="ce14" office:value-type="string" calcext:value-type="string">
            <text:p>Touch recognises input and the robot begins to record</text:p>
          </table:table-cell>
          <table:table-cell table:style-name="ce15" office:value-type="string" calcext:value-type="string">
            <text:p>Touch recognises input and the robot begins to record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Touch button pressed again, recognises another input</text:p>
          </table:table-cell>
          <table:table-cell table:style-name="ce14" office:value-type="string" calcext:value-type="string">
            <text:p>Robot ends recording as button is pressed again immediately</text:p>
          </table:table-cell>
          <table:table-cell table:style-name="ce15" office:value-type="string" calcext:value-type="string">
            <text:p>Robot continues to record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3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Robot acknowledges one, both or none of the inputs</text:p>
          </table:table-cell>
          <table:table-cell table:style-name="ce14" office:value-type="string" calcext:value-type="string">
            <text:p>Robot immediately begins and stops recording</text:p>
          </table:table-cell>
          <table:table-cell table:style-name="ce15" office:value-type="string" calcext:value-type="string">
            <text:p>Robot continues to record unless button pressed</text:p>
          </table:table-cell>
          <table:table-cell table:style-name="ce17" office:value-type="string" calcext:value-type="string">
            <text:p>PASS</text:p>
          </table:table-cell>
          <table:table-cell table:style-name="ce8" office:value-type="string" calcext:value-type="string">
            <text:p>Surprisingly stable, two buttons at once doesn’t register, but a button almost immediately after does.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10.11" calcext:value-type="float" table:number-columns-spanned="1" table:number-rows-spanned="4">
            <text:p>10.11</text:p>
          </table:table-cell>
          <table:table-cell table:style-name="ce8" office:value-type="string" calcext:value-type="string" table:number-columns-spanned="1" table:number-rows-spanned="4">
            <text:p>Teacher presses button to trigger ‘correct’ answer, playing a speech and animation that loops to replay option</text:p>
          </table:table-cell>
          <table:table-cell table:style-name="ce8" office:value-type="string" calcext:value-type="string" table:number-columns-spanned="1" table:number-rows-spanned="4">
            <text:p><text:span text:style-name="T15">Given: </text:span><text:span text:style-name="T16">Button input is pressed</text:span></text:p>
            <text:p><text:span text:style-name="T3"/></text:p>
            <text:p><text:span text:style-name="T1">When: </text:span><text:span text:style-name="T2">Button sends input</text:span></text:p>
            <text:p><text:span text:style-name="T3"/></text:p>
            <text:p><text:span text:style-name="T17">Then: </text:span><text:span text:style-name="T18">‘</text:span><text:span text:style-name="T18">Correct’ animation</text:span></text:p>
            <text:p><text:span text:style-name="T19"/></text:p>
            <text:p><text:span text:style-name="T3">Prerequisite: </text:span></text:p>
            <text:p><text:span text:style-name="T7">Script running</text:span></text:p>
            <text:p><text:span text:style-name="T8">Robot connected</text:span></text:p>
            <text:p><text:span text:style-name="T13">All three Statements recorded and played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Button is pressed</text:p>
          </table:table-cell>
          <table:table-cell table:style-name="ce14" office:value-type="string" calcext:value-type="string">
            <text:p>Button recognises input and starts script</text:p>
          </table:table-cell>
          <table:table-cell table:style-name="ce15" office:value-type="string" calcext:value-type="string">
            <text:p>Button recognises input and starts script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Button begins the ‘correct’ answer and animation</text:p>
          </table:table-cell>
          <table:table-cell table:style-name="ce14" office:value-type="string" calcext:value-type="string">
            <text:p>Button plays and starts ‘correct’ answer and animation</text:p>
          </table:table-cell>
          <table:table-cell table:style-name="ce15" office:value-type="string" calcext:value-type="string">
            <text:p>Button plays and starts ‘correct’ answer and animation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Robot speaks out and performs animation</text:p>
          </table:table-cell>
          <table:table-cell table:style-name="ce14" office:value-type="string" calcext:value-type="string">
            <text:p>Robot congratulates the participants and plays an animation</text:p>
          </table:table-cell>
          <table:table-cell table:style-name="ce15" office:value-type="string" calcext:value-type="string">
            <text:p>Robot congratulates the participants and plays an animation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Robot finishes and leads to ‘Play again’ section</text:p>
          </table:table-cell>
          <table:table-cell table:style-name="ce14" office:value-type="string" calcext:value-type="string">
            <text:p>Robot immediately starts to ask whether participants want to play again or not</text:p>
          </table:table-cell>
          <table:table-cell table:style-name="ce15" office:value-type="string" calcext:value-type="string">
            <text:p>Robot immediately starts to ask whether participants want to play again or not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5" office:value-type="float" office:value="10.12" calcext:value-type="float" table:number-columns-spanned="1" table:number-rows-spanned="4">
            <text:p>10.12</text:p>
          </table:table-cell>
          <table:table-cell table:style-name="ce8" office:value-type="string" calcext:value-type="string" table:number-columns-spanned="1" table:number-rows-spanned="4">
            <text:p>Teacher presses button to trigger ‘incorrect’ answer, playing a speech and animation that loops to replay option</text:p>
          </table:table-cell>
          <table:table-cell table:style-name="ce8" office:value-type="string" calcext:value-type="string" table:number-columns-spanned="1" table:number-rows-spanned="4">
            <text:p><text:span text:style-name="T15">Given: </text:span><text:span text:style-name="T16">Button input is pressed</text:span></text:p>
            <text:p><text:span text:style-name="T3"/></text:p>
            <text:p><text:span text:style-name="T1">When: </text:span><text:span text:style-name="T2">Button sends input</text:span></text:p>
            <text:p><text:span text:style-name="T3"/></text:p>
            <text:p><text:span text:style-name="T20">Then: </text:span><text:span text:style-name="T21">‘Incorrect’ animation</text:span></text:p>
            <text:p><text:span text:style-name="T19"/></text:p>
            <text:p><text:span text:style-name="T3">Prerequisite: </text:span></text:p>
            <text:p><text:span text:style-name="T7">Script running</text:span></text:p>
            <text:p><text:span text:style-name="T8">Robot connected</text:span></text:p>
            <text:p><text:span text:style-name="T13">All three Statements recorded and played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Button is pressed</text:p>
          </table:table-cell>
          <table:table-cell table:style-name="ce14" office:value-type="string" calcext:value-type="string">
            <text:p>Button recognises input and starts script</text:p>
          </table:table-cell>
          <table:table-cell table:style-name="ce15" office:value-type="string" calcext:value-type="string">
            <text:p>Button recognises input and starts script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Button begins the ‘incorrect’ answer and animation</text:p>
          </table:table-cell>
          <table:table-cell table:style-name="ce14" office:value-type="string" calcext:value-type="string">
            <text:p>Button plays and starts ‘incorrect’ answer and animation</text:p>
          </table:table-cell>
          <table:table-cell table:style-name="ce15" office:value-type="string" calcext:value-type="string">
            <text:p>Button plays and starts ‘incorrect’ answer and animation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Robot speaks out and performs animation</text:p>
          </table:table-cell>
          <table:table-cell table:style-name="ce14" office:value-type="string" calcext:value-type="string">
            <text:p>Robot congratulates the participants and plays an animation</text:p>
          </table:table-cell>
          <table:table-cell table:style-name="ce15" office:value-type="string" calcext:value-type="string">
            <text:p>Robot congratulates the participants and plays an animation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Robot finishes and leads to ‘Play again’ section</text:p>
          </table:table-cell>
          <table:table-cell table:style-name="ce14" office:value-type="string" calcext:value-type="string">
            <text:p>Robot immediately starts to ask whether participants want to play again or not</text:p>
          </table:table-cell>
          <table:table-cell table:style-name="ce15" office:value-type="string" calcext:value-type="string">
            <text:p>Robot immediately starts to ask whether participants want to play again or not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table-cell table:style-name="ce5" office:value-type="float" office:value="10.13" calcext:value-type="float" table:number-columns-spanned="1" table:number-rows-spanned="4">
            <text:p>10.13</text:p>
          </table:table-cell>
          <table:table-cell table:style-name="ce8" office:value-type="string" calcext:value-type="string" table:number-columns-spanned="1" table:number-rows-spanned="4">
            <text:p>Speech recognition hears yes or no, either cancels or replays game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Speech recognition started</text:span></text:p>
            <text:p><text:span text:style-name="T3"/></text:p>
            <text:p><text:span text:style-name="T15">When: </text:span><text:span text:style-name="T16">Robot listens for input</text:span></text:p>
            <text:p><text:span text:style-name="T3"/></text:p>
            <text:p><text:span text:style-name="T22">Then: </text:span><text:span text:style-name="T23">Either replay or end game</text:span></text:p>
            <text:p><text:span text:style-name="T19"/></text:p>
            <text:p><text:span text:style-name="T3">Prerequisite: </text:span></text:p>
            <text:p><text:span text:style-name="T7">Script running</text:span></text:p>
            <text:p><text:span text:style-name="T8">Robot connected</text:span></text:p>
            <text:p><text:span text:style-name="T13">Either won or lost gam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peech recognition starts listening</text:p>
          </table:table-cell>
          <table:table-cell table:style-name="ce14" office:value-type="string" calcext:value-type="string">
            <text:p>Speech recognition starts listening for yes or no</text:p>
          </table:table-cell>
          <table:table-cell table:style-name="ce15" office:value-type="string" calcext:value-type="string">
            <text:p>Speech recognition starts listening for yes or no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The participant yells either yes or no</text:p>
          </table:table-cell>
          <table:table-cell table:style-name="ce14" office:value-type="string" calcext:value-type="string">
            <text:p>Speech recognition receives input</text:p>
          </table:table-cell>
          <table:table-cell table:style-name="ce15" office:value-type="string" calcext:value-type="string">
            <text:p>Speech recognition receives input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Robot speaks out</text:p>
          </table:table-cell>
          <table:table-cell table:style-name="ce14" office:value-type="string" calcext:value-type="string">
            <text:p>The robot thanks the participants for playing the game</text:p>
          </table:table-cell>
          <table:table-cell table:style-name="ce15" office:value-type="string" calcext:value-type="string">
            <text:p>The robot thanks the participants for playing the game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The logic ends</text:p>
          </table:table-cell>
          <table:table-cell table:style-name="ce14" office:value-type="string" calcext:value-type="string">
            <text:p>The game ends or repeats depending on yes or no answer</text:p>
          </table:table-cell>
          <table:table-cell table:style-name="ce15" office:value-type="string" calcext:value-type="string">
            <text:p>The game ends or repeats depending on yes or no answer</text:p>
          </table:table-cell>
          <table:table-cell table:style-name="ce17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4" table:number-rows-repeated="104852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2T15:47:29.214689973</dc:date>
    <meta:generator>LibreOffice/6.0.3.2$Linux_X86_64 LibreOffice_project/00m0$Build-2</meta:generator>
    <meta:editing-duration>PT3H35M54S</meta:editing-duration>
    <meta:editing-cycles>38</meta:editing-cycles>
    <meta:document-statistic meta:table-count="1" meta:cell-count="3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